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tipo de compilaçã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o padrao</text:p>
          </table:table-cell>
          <table:table-cell office:value-type="string" calcext:value-type="string">
            <text:p>nmr de intruçoes(I)</text:p>
          </table:table-cell>
          <table:table-cell office:value-type="string" calcext:value-type="string">
            <text:p>perdas de instruções(I1)</text:p>
          </table:table-cell>
          <table:table-cell office:value-type="string" calcext:value-type="string">
            <text:p>numero de dados(D)</text:p>
          </table:table-cell>
          <table:table-cell office:value-type="string" calcext:value-type="string">
            <text:p>erros de dados(D1)</text:p>
          </table:table-cell>
          <table:table-cell table:number-columns-repeated="1015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rograma1</text:p>
          </table:table-cell>
          <table:table-cell office:value-type="string" calcext:value-type="string">
            <text:p>O0</text:p>
          </table:table-cell>
          <table:table-cell office:value-type="float" office:value="0.4794" calcext:value-type="float">
            <text:p>0,47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grama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grama3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6:30:31.498830706</meta:creation-date>
    <dc:date>2018-03-28T17:32:15.830102315</dc:date>
    <meta:editing-duration>PT13S</meta:editing-duration>
    <meta:editing-cycles>1</meta:editing-cycles>
    <meta:document-statistic meta:table-count="1" meta:cell-count="14" meta:object-count="0"/>
    <meta:generator>LibreOffice/6.0.1.1$Linux_X86_64 LibreOffice_project/00m0$Build-1</meta:generator>
  </office:meta>
</office:document-meta>
</file>